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Tabela2" style:family="table">
      <style:table-properties style:width="11.904cm" table:align="left"/>
    </style:style>
    <style:style style:name="Tabela2.A" style:family="table-column">
      <style:table-column-properties style:column-width="2.722cm"/>
    </style:style>
    <style:style style:name="Tabela2.B" style:family="table-column">
      <style:table-column-properties style:column-width="9.183cm"/>
    </style:style>
    <style:style style:name="Tabela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2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3" style:family="table">
      <style:table-properties style:width="11.151cm" table:align="left"/>
    </style:style>
    <style:style style:name="Tabela3.A" style:family="table-column">
      <style:table-column-properties style:column-width="1.252cm"/>
    </style:style>
    <style:style style:name="Tabela3.B" style:family="table-column">
      <style:table-column-properties style:column-width="2.683cm"/>
    </style:style>
    <style:style style:name="Tabela3.C" style:family="table-column">
      <style:table-column-properties style:column-width="7.216cm"/>
    </style:style>
    <style:style style:name="Tabela3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3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4" style:family="table">
      <style:table-properties style:width="10.472cm" table:align="left"/>
    </style:style>
    <style:style style:name="Tabela4.A" style:family="table-column">
      <style:table-column-properties style:column-width="3.239cm"/>
    </style:style>
    <style:style style:name="Tabela4.B" style:family="table-column">
      <style:table-column-properties style:column-width="5.417cm"/>
    </style:style>
    <style:style style:name="Tabela4.C" style:family="table-column">
      <style:table-column-properties style:column-width="1.817cm"/>
    </style:style>
    <style:style style:name="Tabela4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4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5" style:family="table">
      <style:table-properties style:width="10.246cm" table:align="left"/>
    </style:style>
    <style:style style:name="Tabela5.A" style:family="table-column">
      <style:table-column-properties style:column-width="4.763cm"/>
    </style:style>
    <style:style style:name="Tabela5.B" style:family="table-column">
      <style:table-column-properties style:column-width="5.484cm"/>
    </style:style>
    <style:style style:name="Tabela5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5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1.589cm"/>
    </style:style>
    <style:style style:name="Tabela6.B" style:family="table-column">
      <style:table-column-properties style:column-width="2.623cm"/>
    </style:style>
    <style:style style:name="Tabela6.C" style:family="table-column">
      <style:table-column-properties style:column-width="3.122cm"/>
    </style:style>
    <style:style style:name="Tabela6.D" style:family="table-column">
      <style:table-column-properties style:column-width="9.666cm"/>
    </style:style>
    <style:style style:name="Tabela6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7" style:family="table">
      <style:table-properties style:width="10.373cm" table:align="left"/>
    </style:style>
    <style:style style:name="Tabela7.A" style:family="table-column">
      <style:table-column-properties style:column-width="1.252cm"/>
    </style:style>
    <style:style style:name="Tabela7.B" style:family="table-column">
      <style:table-column-properties style:column-width="9.121cm"/>
    </style:style>
    <style:style style:name="Tabela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7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8" style:family="table">
      <style:table-properties style:width="10.306cm" table:align="left"/>
    </style:style>
    <style:style style:name="Tabela8.A" style:family="table-column">
      <style:table-column-properties style:column-width="1.252cm"/>
    </style:style>
    <style:style style:name="Tabela8.B" style:family="table-column">
      <style:table-column-properties style:column-width="9.054cm"/>
    </style:style>
    <style:style style:name="Tabela8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8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9" style:family="table">
      <style:table-properties style:width="17cm" table:align="left"/>
    </style:style>
    <style:style style:name="Tabela9.A" style:family="table-column">
      <style:table-column-properties style:column-width="2.006cm"/>
    </style:style>
    <style:style style:name="Tabela9.B" style:family="table-column">
      <style:table-column-properties style:column-width="14.995cm"/>
    </style:style>
    <style:style style:name="Tabela9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9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10" style:family="table">
      <style:table-properties style:width="11.636cm" table:align="left"/>
    </style:style>
    <style:style style:name="Tabela10.A" style:family="table-column">
      <style:table-column-properties style:column-width="3.484cm"/>
    </style:style>
    <style:style style:name="Tabela10.B" style:family="table-column">
      <style:table-column-properties style:column-width="2.193cm"/>
    </style:style>
    <style:style style:name="Tabela10.C" style:family="table-column">
      <style:table-column-properties style:column-width="5.96cm"/>
    </style:style>
    <style:style style:name="Tabela10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10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11" style:family="table">
      <style:table-properties style:width="7.98cm" table:align="left"/>
    </style:style>
    <style:style style:name="Tabela11.A" style:family="table-column">
      <style:table-column-properties style:column-width="3.951cm"/>
    </style:style>
    <style:style style:name="Tabela11.B" style:family="table-column">
      <style:table-column-properties style:column-width="4.029cm"/>
    </style:style>
    <style:style style:name="Tabela1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1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1" style:family="table">
      <style:table-properties style:width="10.924cm" table:align="left"/>
    </style:style>
    <style:style style:name="Tabela1.A" style:family="table-column">
      <style:table-column-properties style:column-width="2.635cm"/>
    </style:style>
    <style:style style:name="Tabela1.B" style:family="table-column">
      <style:table-column-properties style:column-width="8.289cm"/>
    </style:style>
    <style:style style:name="Tabela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P1" style:family="paragraph" style:parent-style-name="Heading_20_1">
      <style:paragraph-properties fo:margin-left="0cm" fo:margin-right="0cm" fo:margin-top="0.847cm" fo:margin-bottom="0.423cm" style:contextual-spacing="false" style:line-height-at-least="0.9cm" fo:orphans="2" fo:widows="2" fo:text-indent="0cm" style:auto-text-indent="false"/>
    </style:style>
    <style:style style:name="P2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4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P5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6" style:family="paragraph" style:parent-style-name="Table_20_Heading">
      <style:paragraph-properties fo:margin-left="0cm" fo:margin-right="0cm" style:line-height-at-least="0.661cm" fo:text-align="start" style:justify-single-word="false" fo:text-indent="0cm" style:auto-text-indent="false"/>
      <style:text-properties fo:font-variant="normal" fo:text-transform="none" style:font-name="quote-cjk-patch" fo:font-size="11.25pt" fo:font-style="normal" fo:font-weight="bold"/>
    </style:style>
    <style:style style:name="P7" style:family="paragraph" style:parent-style-name="Table_20_Contents">
      <style:paragraph-properties fo:margin-left="0cm" fo:margin-right="0cm" style:line-height-at-least="0.661cm" fo:text-indent="0cm" style:auto-text-indent="false"/>
    </style:style>
    <style:style style:name="P8" style:family="paragraph" style:parent-style-name="Table_20_Contents">
      <style:paragraph-properties fo:margin-left="0cm" fo:margin-right="0cm" style:line-height-at-least="0.661cm" fo:text-indent="0cm" style:auto-text-indent="false"/>
      <style:text-properties fo:font-variant="normal" fo:text-transform="none" style:font-name="quote-cjk-patch" fo:font-size="11.25pt" fo:font-style="normal" fo:font-weight="normal"/>
    </style:style>
    <style:style style:name="P9" style:family="paragraph" style:parent-style-name="Table_20_Contents">
      <style:paragraph-properties style:line-height-at-least="0.661cm"/>
      <style:text-properties fo:font-variant="normal" fo:text-transform="none" style:font-name="quote-cjk-patch" fo:font-size="11.25pt" fo:font-style="normal" fo:font-weight="normal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/>
    </style:style>
    <style:style style:name="P12" style:family="paragraph" style:parent-style-name="Text_20_body">
      <style:paragraph-properties fo:margin-left="1cm" fo:margin-right="1cm" fo:margin-top="0cm" fo:margin-bottom="0cm" style:contextual-spacing="false" fo:orphans="2" fo:widows="2" fo:text-indent="0cm" style:auto-text-indent="false" fo:padding-left="0.37cm" fo:padding-right="0cm" fo:padding-top="0cm" fo:padding-bottom="0cm" fo:border-left="1.5pt solid #adb2b8" fo:border-right="none" fo:border-top="none" fo:border-bottom="none"/>
    </style:style>
    <style:style style:name="P13" style:family="paragraph" style:parent-style-name="Heading_20_4">
      <style:paragraph-properties fo:margin-left="0cm" fo:margin-right="0cm" fo:margin-top="0.423cm" fo:margin-bottom="0.212cm" style:contextual-spacing="false" style:line-height-at-least="0.741cm" fo:orphans="2" fo:widows="2" fo:text-indent="0cm" style:auto-text-indent="false"/>
    </style:style>
    <style:style style:name="P1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5" style:family="paragraph" style:parent-style-name="Text_20_body" style:list-style-name="L1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6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8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9" style:family="paragraph" style:parent-style-name="Text_20_body" style:list-style-name="L2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0" style:family="paragraph" style:parent-style-name="Text_20_body" style:list-style-name="L2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21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2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3" style:family="paragraph" style:parent-style-name="Text_20_body" style:list-style-name="L3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4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5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6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7" style:family="paragraph" style:parent-style-name="Heading_20_4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/>
    </style:style>
    <style:style style:name="P28" style:family="paragraph" style:parent-style-name="Text_20_body" style:list-style-name="L5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29" style:family="paragraph" style:parent-style-name="Text_20_body" style:list-style-name="L6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30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1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-left="0.37cm" fo:padding-right="0cm" fo:padding-top="0cm" fo:padding-bottom="0cm" fo:border-left="1.5pt solid #adb2b8" fo:border-right="none" fo:border-top="none" fo:border-bottom="none"/>
    </style:style>
    <style:style style:name="P33" style:family="paragraph" style:parent-style-name="Table_20_Contents">
      <style:paragraph-properties fo:margin-left="0cm" fo:margin-right="0cm" style:line-height-at-least="0.582cm" fo:text-indent="0cm" style:auto-text-indent="false"/>
    </style:style>
    <style:style style:name="P34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5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6" style:family="paragraph" style:parent-style-name="Text_20_body">
      <style:paragraph-properties fo:margin-left="1cm" fo:margin-right="1cm" fo:margin-top="0cm" fo:margin-bottom="0cm" style:contextual-spacing="false" fo:orphans="2" fo:widows="2" fo:text-indent="0cm" style:auto-text-indent="false" fo:padding-left="0.37cm" fo:padding-right="0cm" fo:padding-top="0cm" fo:padding-bottom="0cm" fo:border-left="1.5pt solid #adb2b8" fo:border-right="none" fo:border-top="none" fo:border-bottom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7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8" style:family="paragraph" style:parent-style-name="Text_20_body" style:list-style-name="L9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39" style:family="paragraph" style:parent-style-name="Text_20_body" style:list-style-name="L9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40" style:family="paragraph" style:parent-style-name="Text_20_body">
      <style:paragraph-properties fo:margin-left="0.212cm" fo:margin-right="0cm" style:line-height-at-least="0.476cm" fo:text-indent="0cm" style:auto-text-indent="false"/>
      <style:text-properties fo:color="#0f1115" loext:opacity="100%" style:font-name="Menlo" fo:font-size="9pt" fo:background-color="#ffffff" loext:padding="0cm" loext:border="none"/>
    </style:style>
    <style:style style:name="P41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/>
    </style:style>
    <style:style style:name="P42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43" style:family="paragraph" style:parent-style-name="Text_20_body" style:list-style-name="L11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44" style:family="paragraph" style:parent-style-name="Text_20_body" style:list-style-name="L12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45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46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</style:style>
    <style:style style:name="P47" style:family="paragraph" style:parent-style-name="Table_20_Contents">
      <style:paragraph-properties fo:margin-left="0cm" fo:margin-right="0cm" style:line-height-at-least="0.661cm" fo:text-indent="0cm" style:auto-text-indent="false"/>
      <style:text-properties fo:font-variant="normal" fo:text-transform="none"/>
    </style:style>
    <style:style style:name="P48" style:family="paragraph" style:parent-style-name="Table_20_Contents">
      <style:paragraph-properties style:line-height-at-least="0.661cm"/>
      <style:text-properties fo:font-variant="normal" fo:text-transform="none"/>
    </style:style>
    <style:style style:name="P49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0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51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52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3" style:family="paragraph" style:parent-style-name="Text_20_body" style:list-style-name="L1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1" style:family="text">
      <style:text-properties fo:font-variant="normal" fo:text-transform="none" fo:color="#0f1115" loext:opacity="100%" fo:letter-spacing="normal"/>
    </style:style>
    <style:style style:name="T2" style:family="text"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T3" style:family="text">
      <style:text-properties fo:font-variant="normal" fo:text-transform="none" fo:color="#0f1115" loext:opacity="100%" style:font-name="quote-cjk-patch" fo:font-size="18pt" fo:letter-spacing="normal" fo:font-style="normal" fo:font-weight="bold"/>
    </style:style>
    <style:style style:name="T4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5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6" style:family="text">
      <style:text-properties fo:font-variant="normal" fo:text-transform="none" style:font-name="quote-cjk-patch" fo:font-size="11.25pt" fo:font-style="normal" fo:font-weight="bold"/>
    </style:style>
    <style:style style:name="T7" style:family="text">
      <style:text-properties fo:font-variant="normal" fo:text-transform="none"/>
    </style:style>
    <style:style style:name="T8" style:family="text">
      <style:text-properties fo:font-variant="normal" fo:text-transform="none" style:font-name="Menlo" fo:font-size="9.75pt" fo:font-style="normal" fo:font-weight="normal"/>
    </style:style>
    <style:style style:name="T9" style:family="text">
      <style:text-properties style:font-name="Menlo" fo:font-size="9.75pt" fo:font-style="normal" fo:font-weight="normal"/>
    </style:style>
    <style:style style:name="T10" style:family="text">
      <style:text-properties fo:font-variant="normal" fo:text-transform="none" fo:color="#3964fe" loext:opacity="100%" style:text-line-through-style="none" style:text-line-through-type="none" style:font-name="quote-cjk-patch" fo:font-size="11.25pt" fo:font-style="normal" style:text-underline-style="none" fo:font-weight="normal" style:text-blinking="false" loext:padding="0.049cm" loext:border-left="2.24pt solid #ffffff" loext:border-right="2.24pt solid #ffffff" loext:border-top="1.5pt solid #ffffff" loext:border-bottom="1.5pt solid #ffffff"/>
    </style:style>
    <style:style style:name="T11" style:family="text">
      <style:text-properties fo:font-variant="normal" fo:text-transform="none" style:font-name="quote-cjk-patch" fo:font-size="11.25pt" fo:font-style="normal" fo:font-weight="normal"/>
    </style:style>
    <style:style style:name="T12" style:family="text">
      <style:text-properties fo:font-variant="normal" fo:text-transform="none" fo:color="#0f1115" loext:opacity="100%" style:font-name="Menlo" fo:font-size="12pt" fo:letter-spacing="normal" fo:font-style="normal" fo:font-weight="normal" fo:background-color="#ebeef2" loext:char-shading-value="0" loext:padding="0cm" loext:border="none"/>
    </style:style>
    <style:style style:name="T13" style:family="text">
      <style:text-properties fo:font-variant="normal" fo:text-transform="none" fo:color="#3964fe" loext:opacity="100%" style:text-line-through-style="none" style:text-line-through-type="none" style:font-name="quote-cjk-patch" fo:font-size="12pt" fo:letter-spacing="normal" fo:font-style="normal" style:text-underline-style="none" fo:font-weight="normal" style:text-blinking="false" loext:padding="0.049cm" loext:border-left="2.24pt solid #ffffff" loext:border-right="2.24pt solid #ffffff" loext:border-top="1.5pt solid #ffffff" loext:border-bottom="1.5pt solid #ffffff"/>
    </style:style>
    <style:style style:name="T14" style:family="text">
      <style:text-properties fo:font-variant="normal" fo:text-transform="none" style:font-name="Menlo" fo:font-size="9.75pt" fo:font-style="normal" fo:font-weight="normal" fo:background-color="#ebeef2" loext:char-shading-value="0" loext:padding="0cm" loext:border="none"/>
    </style:style>
    <style:style style:name="T15" style:family="text"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T16" style:family="text">
      <style:text-properties style:font-name="quote-cjk-patch" fo:font-size="11.25pt" fo:font-style="normal" fo:font-weight="normal"/>
    </style:style>
    <style:style style:name="T17" style:family="text">
      <style:text-properties fo:font-variant="normal" fo:text-transform="none" fo:color="#3964fe" loext:opacity="100%" style:text-line-through-style="none" style:text-line-through-type="none" style:font-name="quote-cjk-patch" fo:font-size="12pt" fo:letter-spacing="normal" fo:font-style="normal" style:text-underline-style="none" fo:font-weight="bold" style:text-blinking="false" loext:padding="0.049cm" loext:border-left="2.24pt solid #ffffff" loext:border-right="2.24pt solid #ffffff" loext:border-top="1.5pt solid #ffffff" loext:border-bottom="1.5pt solid #ffffff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📖 </text:span><text:span text:style-name="Strong_20_Emphasis"><text:span text:style-name="T2">MATERIAL DIDÁTICO - TEMA 04</text:span></text:span></text:h>
      <text:h text:style-name="P1" text:outline-level="1"><text:span text:style-name="T1">🎥 </text:span><text:span text:style-name="Strong_20_Emphasis"><text:span text:style-name="T3">PRODUÇÃO DE WEB JORNAL COM CANVA</text:span></text:span></text:h>
      <text:h text:style-name="P2" text:outline-level="2"><text:span text:style-name="T1">🎯 </text:span><text:span text:style-name="Strong_20_Emphasis"><text:span text:style-name="T2">TEMA DA AULA: "Mobilidade Urbana e Transporte Público no Brasil"</text:span></text:span></text:h>
      <text:p text:style-name="P3">Um tema amplo que permite usar vídeos genéricos da biblioteca do Canva (ônibus, trânsito, pessoas esperando em ponto, estações de metrô, etc.).</text:p>
      <text:p text:style-name="Horizontal_20_Line"/>
      <text:h text:style-name="P2" text:outline-level="2"><text:span text:style-name="T1">🔷 </text:span><text:span text:style-name="Strong_20_Emphasis"><text:span text:style-name="T2">PARTE 1: LINGUAGEM AUDIOVISUAL PARA WEB JORNAL</text:span></text:span></text:h>
      <text:h text:style-name="P4" text:outline-level="3">1.1 O que é um Web Jornal?</text:h>
      <text:p text:style-name="P5"><text:span text:style-name="Strong_20_Emphasis"><text:span text:style-name="T4">Web Jornal</text:span></text:span><text:span text:style-name="T5"> é um formato de vídeo curto, com linguagem jornalística, produzido especificamente para internet. Características:</text:span>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6">Característica</text:p>
            </table:table-cell>
            <table:table-cell table:style-name="Tabela2.A1" office:value-type="string">
              <text:p text:style-name="P6">Descrição</text:p>
            </table:table-cell>
          </table:table-row>
        </table:table-header-rows>
        <table:table-row>
          <table:table-cell table:style-name="Tabela2.A2" office:value-type="string">
            <text:p text:style-name="P7"><text:span text:style-name="Strong_20_Emphasis"><text:span text:style-name="T6">Duração</text:span></text:span></text:p>
          </table:table-cell>
          <table:table-cell table:style-name="Tabela2.A2" office:value-type="string">
            <text:p text:style-name="P8">1 a 3 minutos (ideal para redes sociais)</text:p>
          </table:table-cell>
        </table:table-row>
        <table:table-row>
          <table:table-cell table:style-name="Tabela2.A2" office:value-type="string">
            <text:p text:style-name="P7"><text:span text:style-name="Strong_20_Emphasis"><text:span text:style-name="T6">Ritmo</text:span></text:span></text:p>
          </table:table-cell>
          <table:table-cell table:style-name="Tabela2.A2" office:value-type="string">
            <text:p text:style-name="P8">Rápido, dinâmico, cortes curtos</text:p>
          </table:table-cell>
        </table:table-row>
        <table:table-row>
          <table:table-cell table:style-name="Tabela2.A2" office:value-type="string">
            <text:p text:style-name="P7"><text:span text:style-name="Strong_20_Emphasis"><text:span text:style-name="T6">Linguagem</text:span></text:span></text:p>
          </table:table-cell>
          <table:table-cell table:style-name="Tabela2.A2" office:value-type="string">
            <text:p text:style-name="P8">Direta, objetiva, acessível</text:p>
          </table:table-cell>
        </table:table-row>
        <table:table-row>
          <table:table-cell table:style-name="Tabela2.A2" office:value-type="string">
            <text:p text:style-name="P7"><text:span text:style-name="Strong_20_Emphasis"><text:span text:style-name="T6">Formato</text:span></text:span></text:p>
          </table:table-cell>
          <table:table-cell table:style-name="Tabela2.A2" office:value-type="string">
            <text:p text:style-name="P8">Paisagem (16:9) ou vertical (9:16)</text:p>
          </table:table-cell>
        </table:table-row>
        <table:table-row>
          <table:table-cell table:style-name="Tabela2.A2" office:value-type="string">
            <text:p text:style-name="P7"><text:span text:style-name="Strong_20_Emphasis"><text:span text:style-name="T6">Público</text:span></text:span></text:p>
          </table:table-cell>
          <table:table-cell table:style-name="Tabela2.A2" office:value-type="string">
            <text:p text:style-name="P9">Jovens, conectados, que consomem vídeos rápidos</text:p>
          </table:table-cell>
        </table:table-row>
      </table:table>
      <text:h text:style-name="P4" text:outline-level="3">1.2 Estrutura de um Web Jornal</text:h>
      <text:p text:style-name="P10"><text:span text:style-name="T7">🎬 </text:span><text:span text:style-name="T8">VINHETA (5-10s)</text:span></text:p>
      <text:p text:style-name="P11"><text:s text:c="4"/>↓</text:p>
      <text:p text:style-name="P11">🎙️ <text:span text:style-name="T9">ABERTURA/APRESENTAÇÃO (10-15s)</text:span></text:p>
      <text:p text:style-name="P11"><text:soft-page-break/><text:s text:c="4"/>↓</text:p>
      <text:p text:style-name="P11">📸 <text:span text:style-name="T9">IMAGENS DE APOIO (B-Roll) (30-45s)</text:span></text:p>
      <text:p text:style-name="P11"><text:s text:c="4"/>↓</text:p>
      <text:p text:style-name="P11">📊 <text:span text:style-name="T9">DADOS E GRÁFICOS (15-20s)</text:span></text:p>
      <text:p text:style-name="P11"><text:s text:c="4"/>↓</text:p>
      <text:p text:style-name="P11">🔚 <text:span text:style-name="T9">ENCERRAMENTO (10-15s)</text:span></text:p>
      <text:p text:style-name="P5"><text:span text:style-name="Strong_20_Emphasis"><text:span text:style-name="T4">Duração total ideal: 1min30s a 2min30s</text:span></text:span></text:p>
      <text:p text:style-name="Horizontal_20_Line"/>
      <text:h text:style-name="P2" text:outline-level="2"><text:span text:style-name="T1">🔷 </text:span><text:span text:style-name="Strong_20_Emphasis"><text:span text:style-name="T2">PARTE 2: PASSO A PASSO NO CANVA</text:span></text:span></text:h>
      <text:h text:style-name="P4" text:outline-level="3">2.1 Criando o Projeto</text:h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P6">Passo</text:p>
            </table:table-cell>
            <table:table-cell table:style-name="Tabela3.A1" office:value-type="string">
              <text:p text:style-name="P6">Ação</text:p>
            </table:table-cell>
            <table:table-cell table:style-name="Tabela3.A1" office:value-type="string">
              <text:p text:style-name="P6">Instrução</text:p>
            </table:table-cell>
          </table:table-row>
        </table:table-header-rows>
        <table:table-row>
          <table:table-cell table:style-name="Tabela3.A2" office:value-type="string">
            <text:p text:style-name="P7"><text:span text:style-name="Strong_20_Emphasis"><text:span text:style-name="T6">1</text:span></text:span></text:p>
          </table:table-cell>
          <table:table-cell table:style-name="Tabela3.A2" office:value-type="string">
            <text:p text:style-name="P8">Acessar Canva</text:p>
          </table:table-cell>
          <table:table-cell table:style-name="Tabela3.A2" office:value-type="string">
            <text:p text:style-name="P7"><text:a xlink:type="simple" xlink:href="https://canva.com/" office:target-frame-name="_blank" xlink:show="new" text:style-name="Internet_20_link" text:visited-style-name="Visited_20_Internet_20_Link"><text:span text:style-name="T10">canva.com</text:span></text:a><text:span text:style-name="T11"> (login com Google ou email)</text:span></text:p>
          </table:table-cell>
        </table:table-row>
        <table:table-row>
          <table:table-cell table:style-name="Tabela3.A2" office:value-type="string">
            <text:p text:style-name="P7"><text:span text:style-name="Strong_20_Emphasis"><text:span text:style-name="T6">2</text:span></text:span></text:p>
          </table:table-cell>
          <table:table-cell table:style-name="Tabela3.A2" office:value-type="string">
            <text:p text:style-name="P8">Criar novo</text:p>
          </table:table-cell>
          <table:table-cell table:style-name="Tabela3.A2" office:value-type="string">
            <text:p text:style-name="P8">Botão "Criar um design" → "Vídeo"</text:p>
          </table:table-cell>
        </table:table-row>
        <table:table-row>
          <table:table-cell table:style-name="Tabela3.A2" office:value-type="string">
            <text:p text:style-name="P7"><text:span text:style-name="Strong_20_Emphasis"><text:span text:style-name="T6">3</text:span></text:span></text:p>
          </table:table-cell>
          <table:table-cell table:style-name="Tabela3.A2" office:value-type="string">
            <text:p text:style-name="P8">Resolução</text:p>
          </table:table-cell>
          <table:table-cell table:style-name="Tabela3.A2" office:value-type="string">
            <text:p text:style-name="P8">Escolher 1920 x 1080 pixels (Full HD)</text:p>
          </table:table-cell>
        </table:table-row>
        <table:table-row>
          <table:table-cell table:style-name="Tabela3.A2" office:value-type="string">
            <text:p text:style-name="P7"><text:span text:style-name="Strong_20_Emphasis"><text:span text:style-name="T6">4</text:span></text:span></text:p>
          </table:table-cell>
          <table:table-cell table:style-name="Tabela3.A2" office:value-type="string">
            <text:p text:style-name="P8">Nomear</text:p>
          </table:table-cell>
          <table:table-cell table:style-name="Tabela3.A2" office:value-type="string">
            <text:p text:style-name="P9">"Web Jornal - Mobilidade Urbana"</text:p>
          </table:table-cell>
        </table:table-row>
      </table:table>
      <text:p text:style-name="P12"><text:span text:style-name="T1">💡 </text:span><text:span text:style-name="Strong_20_Emphasis"><text:span text:style-name="T4">Dica profissional:</text:span></text:span><text:span text:style-name="T5"> Organização e padronização são parte do processo. Nomeie seus projetos de forma clara!</text:span></text:p>
      <text:p text:style-name="Horizontal_20_Line"/>
      <text:h text:style-name="P4" text:outline-level="3">2.2 PASSO 1: VINHETA INSTITUCIONAL (5-10 segundos)</text:h>
      <text:p text:style-name="P5"><text:span text:style-name="T5">A vinheta é a </text:span><text:span text:style-name="Strong_20_Emphasis"><text:span text:style-name="T4">identidade visual e sonora</text:span></text:span><text:span text:style-name="T5"> do seu web jornal. É o que faz o espectador reconhecer sua marca.</text:span></text:p>
      <text:h text:style-name="P13" text:outline-level="4"><text:span text:style-name="T1">🎥 </text:span><text:span text:style-name="Strong_20_Emphasis"><text:span text:style-name="T4">Buscar vídeos de fundo:</text:span></text:span></text:h>
      <text:list text:style-name="L1">
        <text:list-item>
          <text:p text:style-name="P14"><text:span text:style-name="T5">Clique em </text:span><text:span text:style-name="Strong_20_Emphasis"><text:span text:style-name="T4">"Elementos"</text:span></text:span><text:span text:style-name="T5"> no menu lateral</text:span></text:p>
          <text:p text:style-name="P14"><text:span text:style-name="T5"/></text:p>
        </text:list-item>
        <text:list-item>
          <text:p text:style-name="P15">Em "Vídeos", busque termos como:</text:p>
          <text:list>
            <text:list-item>
              <text:p text:style-name="P16"><text:span text:style-name="Source_20_Text"><text:span text:style-name="T12">news intro</text:span></text:span></text:p>
            </text:list-item>
            <text:list-item>
              <text:p text:style-name="P16"><text:span text:style-name="Source_20_Text"><text:span text:style-name="T12">breaking news background</text:span></text:span></text:p>
            </text:list-item>
            <text:list-item>
              <text:p text:style-name="P16"><text:soft-page-break/><text:span text:style-name="Source_20_Text"><text:span text:style-name="T12">abstract newsroom</text:span></text:span></text:p>
            </text:list-item>
            <text:list-item>
              <text:p text:style-name="P16"><text:span text:style-name="Source_20_Text"><text:span text:style-name="T12">globe news</text:span></text:span></text:p>
            </text:list-item>
            <text:list-item>
              <text:p text:style-name="P16"><text:span text:style-name="Source_20_Text"><text:span text:style-name="T12">television studio</text:span></text:span></text:p>
              <text:p text:style-name="P16"><text:span text:style-name="Source_20_Text"><text:span text:style-name="T12"/></text:span></text:p>
            </text:list-item>
          </text:list>
        </text:list-item>
        <text:list-item>
          <text:p text:style-name="P15">Escolha um vídeo com:</text:p>
          <text:list>
            <text:list-item>
              <text:p text:style-name="P17">Fundo animado profissional</text:p>
            </text:list-item>
            <text:list-item>
              <text:p text:style-name="P17">Cores neutras ou azul (padrão jornalístico)</text:p>
            </text:list-item>
            <text:list-item>
              <text:p text:style-name="P17">Movimento suave, sem elementos muito chamativos</text:p>
            </text:list-item>
          </text:list>
        </text:list-item>
      </text:list>
      <text:h text:style-name="P13" text:outline-level="4"><text:span text:style-name="T1">🔊 </text:span><text:span text:style-name="Strong_20_Emphasis"><text:span text:style-name="T4">Buscar trilha sonora:</text:span></text:span></text:h>
      <text:list text:style-name="L2">
        <text:list-item>
          <text:p text:style-name="P18"><text:span text:style-name="T5">Clique em </text:span><text:span text:style-name="Strong_20_Emphasis"><text:span text:style-name="T4">"Áudio"</text:span></text:span><text:span text:style-name="T5"> no menu lateral</text:span></text:p>
          <text:p text:style-name="P18"><text:span text:style-name="T5"/></text:p>
        </text:list-item>
        <text:list-item>
          <text:p text:style-name="P19">Busque termos como:</text:p>
          <text:list>
            <text:list-item>
              <text:p text:style-name="P20"><text:span text:style-name="Source_20_Text"><text:span text:style-name="T12">news intro music</text:span></text:span></text:p>
            </text:list-item>
            <text:list-item>
              <text:p text:style-name="P20"><text:span text:style-name="Source_20_Text"><text:span text:style-name="T12">corporate news</text:span></text:span></text:p>
            </text:list-item>
            <text:list-item>
              <text:p text:style-name="P20"><text:span text:style-name="Source_20_Text"><text:span text:style-name="T12">broadcast intro</text:span></text:span></text:p>
            </text:list-item>
            <text:list-item>
              <text:p text:style-name="P20"><text:span text:style-name="Source_20_Text"><text:span text:style-name="T12">breaking news music</text:span></text:span></text:p>
              <text:p text:style-name="P20"><text:span text:style-name="Source_20_Text"><text:span text:style-name="T12"/></text:span></text:p>
            </text:list-item>
          </text:list>
        </text:list-item>
        <text:list-item>
          <text:p text:style-name="P19">Escolha uma trilha:</text:p>
          <text:list>
            <text:list-item>
              <text:p text:style-name="P21">Instrumental</text:p>
            </text:list-item>
            <text:list-item>
              <text:p text:style-name="P21">Curta (5-10 segundos)</text:p>
            </text:list-item>
            <text:list-item>
              <text:p text:style-name="P21">Tom profissional, não emocional</text:p>
            </text:list-item>
          </text:list>
        </text:list-item>
      </text:list>
      <text:h text:style-name="P13" text:outline-level="4"><text:span text:style-name="T1">📝 </text:span><text:span text:style-name="Strong_20_Emphasis"><text:span text:style-name="T4">Inserir texto:</text:span></text:span></text:h>
      <text:list text:style-name="L3">
        <text:list-item>
          <text:p text:style-name="P22"><text:span text:style-name="T5">Clique em </text:span><text:span text:style-name="Strong_20_Emphasis"><text:span text:style-name="T4">"Texto"</text:span></text:span><text:span text:style-name="T5"> → "Adicionar título"</text:span></text:p>
        </text:list-item>
        <text:list-item>
          <text:p text:style-name="P22"><text:span text:style-name="T5">Digite: </text:span><text:span text:style-name="Strong_20_Emphasis"><text:span text:style-name="T4">"WEB JORNAL ACADÊMICO"</text:span></text:span></text:p>
        </text:list-item>
        <text:list-item>
          <text:p text:style-name="P23">Formatação:</text:p>
          <text:list>
            <text:list-item>
              <text:p text:style-name="P24">Fonte grossa (bold)</text:p>
            </text:list-item>
            <text:list-item>
              <text:p text:style-name="P24">Cor branca ou dourada</text:p>
            </text:list-item>
            <text:list-item>
              <text:p text:style-name="P24">Centralizado</text:p>
            </text:list-item>
            <text:list-item>
              <text:p text:style-name="P24">Animação: "Aparecer" ou "Fade in"</text:p>
            </text:list-item>
          </text:list>
        </text:list-item>
      </text:list>
      <text:h text:style-name="P13" text:outline-level="4"><text:span text:style-name="T1">⚙️ </text:span><text:span text:style-name="Strong_20_Emphasis"><text:span text:style-name="T4">Ajustes na timeline:</text:span></text:span></text:h>
      <text:list text:style-name="L4">
        <text:list-item>
          <text:p text:style-name="P25">Posicione o vídeo de fundo</text:p>
        </text:list-item>
        <text:list-item>
          <text:p text:style-name="P25">Coloque a trilha sonora (volume ~40%)</text:p>
        </text:list-item>
        <text:list-item>
          <text:p text:style-name="P25">Alinhe o texto no centro</text:p>
        </text:list-item>
        <text:list-item>
          <text:p text:style-name="P26"><text:span text:style-name="T5">Duração total: </text:span><text:span text:style-name="Strong_20_Emphasis"><text:span text:style-name="T4">5-7 segundos</text:span></text:span></text:p>
        </text:list-item>
      </text:list>
      <text:p text:style-name="Horizontal_20_Line"/>
      <text:h text:style-name="P4" text:outline-level="3"><text:soft-page-break/>2.3 PASSO 2: CABEÇA DA MATÉRIA (Simulando Apresentador)</text:h>
      <text:p text:style-name="P5"><text:span text:style-name="T5">Como não usaremos vídeo próprio gravado, usaremos </text:span><text:span text:style-name="Strong_20_Emphasis"><text:span text:style-name="T4">vídeos de estúdio da biblioteca</text:span></text:span><text:span text:style-name="T5"> ou </text:span><text:span text:style-name="Strong_20_Emphasis"><text:span text:style-name="T4">texto sobre fundo neutro</text:span></text:span><text:span text:style-name="T5">.</text:span></text:p>
      <text:h text:style-name="P27" text:outline-level="4"><text:span text:style-name="T1">🎥 </text:span><text:span text:style-name="Strong_20_Emphasis"><text:span text:style-name="T4">Opção A: Fundo de estúdio com pessoa</text:span></text:span></text:h>
      <text:p text:style-name="P3">Busque em "Vídeos":</text:p>
      <text:list text:style-name="L5">
        <text:list-item>
          <text:p text:style-name="P28"><text:span text:style-name="Source_20_Text"><text:span text:style-name="T12">news presenter studio</text:span></text:span></text:p>
        </text:list-item>
        <text:list-item>
          <text:p text:style-name="P28"><text:span text:style-name="Source_20_Text"><text:span text:style-name="T12">person speaking camera neutral background</text:span></text:span></text:p>
        </text:list-item>
        <text:list-item>
          <text:p text:style-name="P28"><text:span text:style-name="Source_20_Text"><text:span text:style-name="T12">journalist studio</text:span></text:span></text:p>
        </text:list-item>
        <text:list-item>
          <text:p text:style-name="P28"><text:span text:style-name="Source_20_Text"><text:span text:style-name="T12">anchor desk</text:span></text:span></text:p>
        </text:list-item>
      </text:list>
      <text:h text:style-name="P27" text:outline-level="4"><text:span text:style-name="T1">🎥 </text:span><text:span text:style-name="Strong_20_Emphasis"><text:span text:style-name="T4">Opção B: Fundo neutro com texto animado</text:span></text:span></text:h>
      <text:p text:style-name="P3">Busque em "Vídeos":</text:p>
      <text:list text:style-name="L6">
        <text:list-item>
          <text:p text:style-name="P29"><text:span text:style-name="Source_20_Text"><text:span text:style-name="T12">abstract blue background</text:span></text:span></text:p>
        </text:list-item>
        <text:list-item>
          <text:p text:style-name="P29"><text:span text:style-name="Source_20_Text"><text:span text:style-name="T12">corporate background</text:span></text:span></text:p>
        </text:list-item>
        <text:list-item>
          <text:p text:style-name="P29"><text:span text:style-name="Source_20_Text"><text:span text:style-name="T12">news studio background</text:span></text:span></text:p>
        </text:list-item>
      </text:list>
      <text:h text:style-name="P27" text:outline-level="4"><text:span text:style-name="T1">📝 </text:span><text:span text:style-name="Strong_20_Emphasis"><text:span text:style-name="T4">Texto da apresentação:</text:span></text:span></text:h>
      <text:p text:style-name="P12"><text:span text:style-name="Strong_20_Emphasis"><text:span text:style-name="T4">"O transporte público é um dos principais desafios das grandes cidades brasileiras. Nesta edição do Web Jornal, vamos entender os problemas e as possíveis soluções para a mobilidade urbana no país."</text:span></text:span></text:p>
      <text:h text:style-name="P27" text:outline-level="4"><text:span text:style-name="T1">🔊 </text:span><text:span text:style-name="Strong_20_Emphasis"><text:span text:style-name="T4">Narração (Opcional - com IA do Canva)</text:span></text:span></text:h>
      <text:p text:style-name="P5"><text:span text:style-name="Strong_20_Emphasis"><text:span text:style-name="T4">Passo a passo para narração com IA:</text:span></text:span></text:p>
      <text:list text:style-name="L7">
        <text:list-item>
          <text:p text:style-name="P30"><text:span text:style-name="T5">Clique em </text:span><text:span text:style-name="Strong_20_Emphasis"><text:span text:style-name="T4">"Aplicativos"</text:span></text:span><text:span text:style-name="T5"> no menu lateral</text:span></text:p>
        </text:list-item>
        <text:list-item>
          <text:p text:style-name="P30"><text:span text:style-name="T5">Busque por </text:span><text:span text:style-name="Strong_20_Emphasis"><text:span text:style-name="T4">"Conversor de texto em fala"</text:span></text:span><text:span text:style-name="T5"> ou </text:span><text:span text:style-name="Strong_20_Emphasis"><text:span text:style-name="T4">"Text to Speech"</text:span></text:span></text:p>
        </text:list-item>
        <text:list-item>
          <text:p text:style-name="P31">Escolha voz masculina ou feminina (recomendo português)</text:p>
        </text:list-item>
        <text:list-item>
          <text:p text:style-name="P31">Cole o texto da narração</text:p>
        </text:list-item>
        <text:list-item>
          <text:p text:style-name="P31">Ajuste velocidade e tom</text:p>
        </text:list-item>
        <text:list-item>
          <text:p text:style-name="P31">Clique em "Adicionar à página"</text:p>
        </text:list-item>
      </text:list>
      <text:p text:style-name="P32"><text:span text:style-name="T1">💡 </text:span><text:span text:style-name="Strong_20_Emphasis"><text:span text:style-name="T4">Ou use o RecordCast:</text:span></text:span><text:span text:style-name="T5"> </text:span><text:a xlink:type="simple" xlink:href="https://www.recordcast.com/" office:target-frame-name="_blank" xlink:show="new" text:style-name="Internet_20_link" text:visited-style-name="Visited_20_Internet_20_Link"><text:span text:style-name="T13">recordcast.com</text:span></text:a><text:span text:style-name="T5"> para gravar narração própria</text:span></text:p>
      <text:p text:style-name="Horizontal_20_Line"/>
      <text:h text:style-name="P4" text:outline-level="3"><text:soft-page-break/>2.4 PASSO 3: IMAGENS DE APOIO (B-Roll)</text:h>
      <text:p text:style-name="P3">B-Roll são imagens de apoio que ilustram o assunto enquanto o narrador fala. Mantêm o espectador engajado.</text:p>
      <text:h text:style-name="P27" text:outline-level="4"><text:span text:style-name="T1">🎥 </text:span><text:span text:style-name="Strong_20_Emphasis"><text:span text:style-name="T4">Buscar vídeos (4-6 segundos cada):</text:span></text:span></text:h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P6">Termo de busca</text:p>
            </table:table-cell>
            <table:table-cell table:style-name="Tabela4.A1" office:value-type="string">
              <text:p text:style-name="P6">O que mostra</text:p>
            </table:table-cell>
            <table:table-cell table:style-name="Tabela4.A1" office:value-type="string">
              <text:p text:style-name="P6">Duração</text:p>
            </table:table-cell>
          </table:table-row>
        </table:table-header-rows>
        <table:table-row>
          <table:table-cell table:style-name="Tabela4.A2" office:value-type="string">
            <text:p text:style-name="P33"><text:span text:style-name="Source_20_Text"><text:span text:style-name="T14">city traffic</text:span></text:span></text:p>
          </table:table-cell>
          <table:table-cell table:style-name="Tabela4.A2" office:value-type="string">
            <text:p text:style-name="P8">Trânsito em grandes cidades</text:p>
          </table:table-cell>
          <table:table-cell table:style-name="Tabela4.A2" office:value-type="string">
            <text:p text:style-name="P8">4-5s</text:p>
          </table:table-cell>
        </table:table-row>
        <table:table-row>
          <table:table-cell table:style-name="Tabela4.A2" office:value-type="string">
            <text:p text:style-name="P33"><text:span text:style-name="Source_20_Text"><text:span text:style-name="T14">bus stop</text:span></text:span></text:p>
          </table:table-cell>
          <table:table-cell table:style-name="Tabela4.A2" office:value-type="string">
            <text:p text:style-name="P8">Ponto de ônibus com pessoas</text:p>
          </table:table-cell>
          <table:table-cell table:style-name="Tabela4.A2" office:value-type="string">
            <text:p text:style-name="P8">4-5s</text:p>
          </table:table-cell>
        </table:table-row>
        <table:table-row>
          <table:table-cell table:style-name="Tabela4.A2" office:value-type="string">
            <text:p text:style-name="P33"><text:span text:style-name="Source_20_Text"><text:span text:style-name="T14">urban mobility</text:span></text:span></text:p>
          </table:table-cell>
          <table:table-cell table:style-name="Tabela4.A2" office:value-type="string">
            <text:p text:style-name="P8">Mobilidade urbana geral</text:p>
          </table:table-cell>
          <table:table-cell table:style-name="Tabela4.A2" office:value-type="string">
            <text:p text:style-name="P8">4-5s</text:p>
          </table:table-cell>
        </table:table-row>
        <table:table-row>
          <table:table-cell table:style-name="Tabela4.A2" office:value-type="string">
            <text:p text:style-name="P33"><text:span text:style-name="Source_20_Text"><text:span text:style-name="T14">crowded bus</text:span></text:span></text:p>
          </table:table-cell>
          <table:table-cell table:style-name="Tabela4.A2" office:value-type="string">
            <text:p text:style-name="P8">Ônibus lotado</text:p>
          </table:table-cell>
          <table:table-cell table:style-name="Tabela4.A2" office:value-type="string">
            <text:p text:style-name="P8">4-5s</text:p>
          </table:table-cell>
        </table:table-row>
        <table:table-row>
          <table:table-cell table:style-name="Tabela4.A2" office:value-type="string">
            <text:p text:style-name="P33"><text:span text:style-name="Source_20_Text"><text:span text:style-name="T14">subway station</text:span></text:span></text:p>
          </table:table-cell>
          <table:table-cell table:style-name="Tabela4.A2" office:value-type="string">
            <text:p text:style-name="P8">Estação de metrô</text:p>
          </table:table-cell>
          <table:table-cell table:style-name="Tabela4.A2" office:value-type="string">
            <text:p text:style-name="P8">4-5s</text:p>
          </table:table-cell>
        </table:table-row>
        <table:table-row>
          <table:table-cell table:style-name="Tabela4.A2" office:value-type="string">
            <text:p text:style-name="P33"><text:span text:style-name="Source_20_Text"><text:span text:style-name="T14">bike lane</text:span></text:span></text:p>
          </table:table-cell>
          <table:table-cell table:style-name="Tabela4.A2" office:value-type="string">
            <text:p text:style-name="P8">Ciclovias</text:p>
          </table:table-cell>
          <table:table-cell table:style-name="Tabela4.A2" office:value-type="string">
            <text:p text:style-name="P8">4-5s</text:p>
          </table:table-cell>
        </table:table-row>
        <table:table-row>
          <table:table-cell table:style-name="Tabela4.A2" office:value-type="string">
            <text:p text:style-name="P33"><text:span text:style-name="Source_20_Text"><text:span text:style-name="T14">traffic jam</text:span></text:span></text:p>
          </table:table-cell>
          <table:table-cell table:style-name="Tabela4.A2" office:value-type="string">
            <text:p text:style-name="P8">Congestionamento</text:p>
          </table:table-cell>
          <table:table-cell table:style-name="Tabela4.A2" office:value-type="string">
            <text:p text:style-name="P8">4-5s</text:p>
          </table:table-cell>
        </table:table-row>
        <table:table-row>
          <table:table-cell table:style-name="Tabela4.A2" office:value-type="string">
            <text:p text:style-name="P33"><text:span text:style-name="Source_20_Text"><text:span text:style-name="T14">commuting people</text:span></text:span></text:p>
          </table:table-cell>
          <table:table-cell table:style-name="Tabela4.A2" office:value-type="string">
            <text:p text:style-name="P8">Pessoas indo trabalhar</text:p>
          </table:table-cell>
          <table:table-cell table:style-name="Tabela4.A2" office:value-type="string">
            <text:p text:style-name="P9">4-5s</text:p>
          </table:table-cell>
        </table:table-row>
      </table:table>
      <text:h text:style-name="P13" text:outline-level="4"><text:span text:style-name="T1">✂️ </text:span><text:span text:style-name="Strong_20_Emphasis"><text:span text:style-name="T4">Organizar na timeline:</text:span></text:span></text:h>
      <text:list text:style-name="L8">
        <text:list-item>
          <text:p text:style-name="P34"><text:span text:style-name="T5">Sequência de </text:span><text:span text:style-name="Strong_20_Emphasis"><text:span text:style-name="T4">4 a 6 vídeos curtos</text:span></text:span></text:p>
        </text:list-item>
        <text:list-item>
          <text:p text:style-name="P34"><text:span text:style-name="T5">Cada vídeo: </text:span><text:span text:style-name="Strong_20_Emphasis"><text:span text:style-name="T4">4-6 segundos</text:span></text:span></text:p>
        </text:list-item>
        <text:list-item>
          <text:p text:style-name="P34"><text:span text:style-name="T5">Transição: </text:span><text:span text:style-name="Strong_20_Emphasis"><text:span text:style-name="T4">Dissolver</text:span></text:span><text:span text:style-name="T5"> ou </text:span><text:span text:style-name="Strong_20_Emphasis"><text:span text:style-name="T4">Fade</text:span></text:span><text:span text:style-name="T5"> (0.5s)</text:span></text:p>
        </text:list-item>
        <text:list-item>
          <text:p text:style-name="P35">Sobrepor com a narração ou texto</text:p>
        </text:list-item>
      </text:list>
      <text:h text:style-name="P27" text:outline-level="4"><text:span text:style-name="T1">🎯 </text:span><text:span text:style-name="Strong_20_Emphasis"><text:span text:style-name="T4">Ritmo visual:</text:span></text:span></text:h>
      <text:p text:style-name="P36">"Cortes rápidos mantêm a atenção do espectador. Em jornalismo para web, velocidade é engajamento."</text:p>
      <text:p text:style-name="Horizontal_20_Line"/>
      <text:h text:style-name="P4" text:outline-level="3">2.5 PASSO 4: INSERIR DADOS (Jornalismo de Dados)</text:h>
      <text:p text:style-name="P3">Jornalismo baseado em dados é uma tendência. Use gráficos animados da própria biblioteca do Canva.</text:p>
      <text:h text:style-name="P13" text:outline-level="4"><text:soft-page-break/><text:span text:style-name="T1">📊 </text:span><text:span text:style-name="Strong_20_Emphasis"><text:span text:style-name="T4">Buscar gráficos:</text:span></text:span></text:h>
      <text:list text:style-name="L9">
        <text:list-item>
          <text:p text:style-name="P37"><text:span text:style-name="T5">Clique em </text:span><text:span text:style-name="Strong_20_Emphasis"><text:span text:style-name="T4">"Elementos"</text:span></text:span></text:p>
        </text:list-item>
        <text:list-item>
          <text:p text:style-name="P38"><text:span text:style-name="T5">Na aba </text:span><text:span text:style-name="Strong_20_Emphasis"><text:span text:style-name="T4">"Gráficos"</text:span></text:span><text:span text:style-name="T5">, busque:</text:span></text:p>
          <text:list>
            <text:list-item>
              <text:p text:style-name="P39"><text:span text:style-name="Source_20_Text"><text:span text:style-name="T12">bar chart</text:span></text:span></text:p>
            </text:list-item>
            <text:list-item>
              <text:p text:style-name="P39"><text:span text:style-name="Source_20_Text"><text:span text:style-name="T12">data visualization</text:span></text:span></text:p>
            </text:list-item>
            <text:list-item>
              <text:p text:style-name="P39"><text:span text:style-name="Source_20_Text"><text:span text:style-name="T12">infographic</text:span></text:span></text:p>
            </text:list-item>
          </text:list>
        </text:list-item>
      </text:list>
      <text:h text:style-name="P27" text:outline-level="4"><text:span text:style-name="T1">📝 </text:span><text:span text:style-name="Strong_20_Emphasis"><text:span text:style-name="T4">Dados para exemplo (ilustrativos):</text:span></text:span></text:h>
      <text:p text:style-name="P40">text</text:p>
      <text:p text:style-name="P41">📊 <text:span text:style-name="T9">64% dos brasileiros usam transporte público diariamente</text:span></text:p>
      <text:p text:style-name="P11">📊 <text:span text:style-name="T9">78% consideram o serviço de qualidade regular ou ruim</text:span></text:p>
      <text:p text:style-name="P11">📊 <text:span text:style-name="T9">52% gastam mais de 2 horas por dia no deslocamento</text:span></text:p>
      <text:p text:style-name="P11">📊 <text:span text:style-name="T9">40% já desistiram de emprego por dificuldade de locomoção</text:span></text:p>
      <text:h text:style-name="P13" text:outline-level="4"><text:span text:style-name="T1">💡 </text:span><text:span text:style-name="Strong_20_Emphasis"><text:span text:style-name="T4">Como apresentar os dados:</text:span></text:span></text:h>
      <text:list text:style-name="L10">
        <text:list-item>
          <text:p text:style-name="P42">Use um gráfico animado ao fundo</text:p>
        </text:list-item>
        <text:list-item>
          <text:p text:style-name="P42">Sobreponha o número em destaque</text:p>
        </text:list-item>
        <text:list-item>
          <text:p text:style-name="P42">Texto curto e legível</text:p>
        </text:list-item>
        <text:list-item>
          <text:p text:style-name="P42">Contraste de cores</text:p>
        </text:list-item>
      </text:list>
      <text:p text:style-name="P12"><text:span text:style-name="T1">🧠 </text:span><text:span text:style-name="Strong_20_Emphasis"><text:span text:style-name="T4">Ensine:</text:span></text:span><text:span text:style-name="T5"> Jornalismo baseado em dados precisa de fontes confiáveis. Para exercício, usamos dados ilustrativos, mas em projetos reais, cite a fonte!</text:span></text:p>
      <text:p text:style-name="Horizontal_20_Line"/>
      <text:h text:style-name="P4" text:outline-level="3">2.6 PASSO 5: TRILHA SONORA (Background Music)</text:h>
      <text:p text:style-name="P3">A trilha sonora é fundamental para criar atmosfera, mas deve ser discreta.</text:p>
      <text:h text:style-name="P27" text:outline-level="4"><text:span text:style-name="T1">🔊 </text:span><text:span text:style-name="Strong_20_Emphasis"><text:span text:style-name="T4">Buscar áudios:</text:span></text:span></text:h>
      <text:p text:style-name="P3">Em "Áudio", busque:</text:p>
      <text:list text:style-name="L11">
        <text:list-item>
          <text:p text:style-name="P43"><text:span text:style-name="Source_20_Text"><text:span text:style-name="T12">corporate background</text:span></text:span></text:p>
        </text:list-item>
        <text:list-item>
          <text:p text:style-name="P43"><text:span text:style-name="Source_20_Text"><text:span text:style-name="T12">documentary light</text:span></text:span></text:p>
        </text:list-item>
        <text:list-item>
          <text:p text:style-name="P43"><text:span text:style-name="Source_20_Text"><text:span text:style-name="T12">news ambient</text:span></text:span></text:p>
        </text:list-item>
        <text:list-item>
          <text:p text:style-name="P43"><text:span text:style-name="Source_20_Text"><text:span text:style-name="T12">background news</text:span></text:span></text:p>
        </text:list-item>
        <text:list-item>
          <text:p text:style-name="P43"><text:span text:style-name="Source_20_Text"><text:span text:style-name="T12">cinematic documentary</text:span></text:span></text:p>
        </text:list-item>
      </text:list>
      <text:h text:style-name="P27" text:outline-level="4"><text:soft-page-break/><text:span text:style-name="T1">⚙️ </text:span><text:span text:style-name="Strong_20_Emphasis"><text:span text:style-name="T4">Ajustes importantes:</text:span></text:span></text:h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6">Regra</text:p>
            </table:table-cell>
            <table:table-cell table:style-name="Tabela5.A1" office:value-type="string">
              <text:p text:style-name="P6">Por quê?</text:p>
            </table:table-cell>
          </table:table-row>
        </table:table-header-rows>
        <table:table-row>
          <table:table-cell table:style-name="Tabela5.A2" office:value-type="string">
            <text:p text:style-name="P8">Volume ~20-30%</text:p>
          </table:table-cell>
          <table:table-cell table:style-name="Tabela5.A2" office:value-type="string">
            <text:p text:style-name="P8">Não competir com a narração</text:p>
          </table:table-cell>
        </table:table-row>
        <table:table-row>
          <table:table-cell table:style-name="Tabela5.A2" office:value-type="string">
            <text:p text:style-name="P8">Fade in / Fade out</text:p>
          </table:table-cell>
          <table:table-cell table:style-name="Tabela5.A2" office:value-type="string">
            <text:p text:style-name="P8">Transição suave</text:p>
          </table:table-cell>
        </table:table-row>
        <table:table-row>
          <table:table-cell table:style-name="Tabela5.A2" office:value-type="string">
            <text:p text:style-name="P8">Evitar músicas emocionais</text:p>
          </table:table-cell>
          <table:table-cell table:style-name="Tabela5.A2" office:value-type="string">
            <text:p text:style-name="P8">Jornalismo deve ser neutro</text:p>
          </table:table-cell>
        </table:table-row>
        <table:table-row>
          <table:table-cell table:style-name="Tabela5.A2" office:value-type="string">
            <text:p text:style-name="P8">Trilha contínua</text:p>
          </table:table-cell>
          <table:table-cell table:style-name="Tabela5.A2" office:value-type="string">
            <text:p text:style-name="P9">Manter unidade do vídeo</text:p>
          </table:table-cell>
        </table:table-row>
      </table:table>
      <text:p text:style-name="P12"><text:span text:style-name="T1">🎯 </text:span><text:span text:style-name="Strong_20_Emphasis"><text:span text:style-name="T4">Regra de ouro:</text:span></text:span><text:span text:style-name="T5"> "Trilha em jornalismo deve informar, não manipular emoções."</text:span></text:p>
      <text:p text:style-name="Horizontal_20_Line"/>
      <text:h text:style-name="P4" text:outline-level="3">2.7 PASSO 6: ENCERRAMENTO</text:h>
      <text:h text:style-name="P13" text:outline-level="4"><text:span text:style-name="T1">🎥 </text:span><text:span text:style-name="Strong_20_Emphasis"><text:span text:style-name="T4">Buscar vídeo de fundo:</text:span></text:span></text:h>
      <text:list text:style-name="L12">
        <text:list-item>
          <text:p text:style-name="P44"><text:span text:style-name="Source_20_Text"><text:span text:style-name="T12">city skyline sunset</text:span></text:span></text:p>
        </text:list-item>
        <text:list-item>
          <text:p text:style-name="P44"><text:span text:style-name="Source_20_Text"><text:span text:style-name="T12">news outro background</text:span></text:span></text:p>
        </text:list-item>
        <text:list-item>
          <text:p text:style-name="P44"><text:span text:style-name="Source_20_Text"><text:span text:style-name="T12">urban timelapse</text:span></text:span></text:p>
        </text:list-item>
        <text:list-item>
          <text:p text:style-name="P44"><text:span text:style-name="Source_20_Text"><text:span text:style-name="T12">closing news</text:span></text:span></text:p>
        </text:list-item>
      </text:list>
      <text:h text:style-name="P27" text:outline-level="4"><text:span text:style-name="T1">📝 </text:span><text:span text:style-name="Strong_20_Emphasis"><text:span text:style-name="T4">Texto de encerramento:</text:span></text:span></text:h>
      <text:p text:style-name="P12"><text:span text:style-name="Strong_20_Emphasis"><text:span text:style-name="T4">"Esta foi uma produção do Projeto de Extensão em Web Jornal. Acompanhe nossos canais para mais conteúdos!"</text:span></text:span></text:p>
      <text:h text:style-name="P13" text:outline-level="4"><text:span text:style-name="T1">🔊 </text:span><text:span text:style-name="Strong_20_Emphasis"><text:span text:style-name="T4">Finalização:</text:span></text:span></text:h>
      <text:list text:style-name="L13">
        <text:list-item>
          <text:p text:style-name="P45">Fade out na música (últimos 3 segundos)</text:p>
        </text:list-item>
        <text:list-item>
          <text:p text:style-name="P45">Texto centralizado</text:p>
        </text:list-item>
        <text:list-item>
          <text:p text:style-name="P45">Duração: 5-7 segundos</text:p>
        </text:list-item>
      </text:list>
      <text:p text:style-name="Horizontal_20_Line"/>
      <text:h text:style-name="P2" text:outline-level="2"><text:soft-page-break/><text:span text:style-name="T1">🔷 </text:span><text:span text:style-name="Strong_20_Emphasis"><text:span text:style-name="T2">PARTE 3: ROTEIRO COMPLETO PARA O VÍDEO</text:span></text:span></text:h>
      <text:h text:style-name="P46" text:outline-level="3"><text:span text:style-name="T1">📋 </text:span><text:span text:style-name="Strong_20_Emphasis"><text:span text:style-name="T15">Roteiro: Mobilidade Urbana no Brasil</text:span></text:span></text:h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header-rows>
          <table:table-row>
            <table:table-cell table:style-name="Tabela6.A1" office:value-type="string">
              <text:p text:style-name="P6">Tempo</text:p>
            </table:table-cell>
            <table:table-cell table:style-name="Tabela6.A1" office:value-type="string">
              <text:p text:style-name="P6">Cena</text:p>
            </table:table-cell>
            <table:table-cell table:style-name="Tabela6.A1" office:value-type="string">
              <text:p text:style-name="P6">Elemento Visual</text:p>
            </table:table-cell>
            <table:table-cell table:style-name="Tabela6.A1" office:value-type="string">
              <text:p text:style-name="P6">Áudio/Narração</text:p>
            </table:table-cell>
          </table:table-row>
        </table:table-header-rows>
        <table:table-row>
          <table:table-cell table:style-name="Tabela6.A2" office:value-type="string">
            <text:p text:style-name="P7"><text:span text:style-name="Strong_20_Emphasis"><text:span text:style-name="T6">0:00-0:07</text:span></text:span></text:p>
          </table:table-cell>
          <table:table-cell table:style-name="Tabela6.A2" office:value-type="string">
            <text:p text:style-name="P8">Vinheta</text:p>
          </table:table-cell>
          <table:table-cell table:style-name="Tabela6.A2" office:value-type="string">
            <text:p text:style-name="P8">Fundo "news intro"</text:p>
          </table:table-cell>
          <table:table-cell table:style-name="Tabela6.A2" office:value-type="string">
            <text:p text:style-name="P8">Trilha news intro</text:p>
          </table:table-cell>
        </table:table-row>
        <table:table-row>
          <table:table-cell table:style-name="Tabela6.A2" office:value-type="string">
            <text:p text:style-name="P7"><text:span text:style-name="Strong_20_Emphasis"><text:span text:style-name="T6">0:07-0:20</text:span></text:span></text:p>
          </table:table-cell>
          <table:table-cell table:style-name="Tabela6.A2" office:value-type="string">
            <text:p text:style-name="P8">Abertura</text:p>
          </table:table-cell>
          <table:table-cell table:style-name="Tabela6.A2" office:value-type="string">
            <text:p text:style-name="P8">Fundo estúdio</text:p>
          </table:table-cell>
          <table:table-cell table:style-name="Tabela6.A2" office:value-type="string">
            <text:p text:style-name="P8">"O transporte público é um dos principais desafios das grandes cidades brasileiras. Nesta edição, vamos entender os problemas e possíveis soluções para a mobilidade urbana no país."</text:p>
          </table:table-cell>
        </table:table-row>
        <table:table-row>
          <table:table-cell table:style-name="Tabela6.A2" office:value-type="string">
            <text:p text:style-name="P7"><text:span text:style-name="Strong_20_Emphasis"><text:span text:style-name="T6">0:20-0:45</text:span></text:span></text:p>
          </table:table-cell>
          <table:table-cell table:style-name="Tabela6.A2" office:value-type="string">
            <text:p text:style-name="P8">B-Roll</text:p>
          </table:table-cell>
          <table:table-cell table:style-name="Tabela6.A2" office:value-type="string">
            <text:p text:style-name="P8">Trânsito, ônibus, metrô (cortes rápidos)</text:p>
          </table:table-cell>
          <table:table-cell table:style-name="Tabela6.A2" office:value-type="string">
            <text:p text:style-name="P8">Trilha de fundo suave</text:p>
          </table:table-cell>
        </table:table-row>
        <table:table-row>
          <table:table-cell table:style-name="Tabela6.A2" office:value-type="string">
            <text:p text:style-name="P7"><text:span text:style-name="Strong_20_Emphasis"><text:span text:style-name="T6">0:45-0:55</text:span></text:span></text:p>
          </table:table-cell>
          <table:table-cell table:style-name="Tabela6.A2" office:value-type="string">
            <text:p text:style-name="P8">Contexto</text:p>
          </table:table-cell>
          <table:table-cell table:style-name="Tabela6.A2" office:value-type="string">
            <text:p text:style-name="P8">Pessoas em ponto de ônibus</text:p>
          </table:table-cell>
          <table:table-cell table:style-name="Tabela6.A2" office:value-type="string">
            <text:p text:style-name="P8">"Nas capitais brasileiras, o tempo médio de deslocamento casa-trabalho é de 90 minutos."</text:p>
          </table:table-cell>
        </table:table-row>
        <table:table-row>
          <table:table-cell table:style-name="Tabela6.A2" office:value-type="string">
            <text:p text:style-name="P7"><text:span text:style-name="Strong_20_Emphasis"><text:span text:style-name="T6">0:55-1:10</text:span></text:span></text:p>
          </table:table-cell>
          <table:table-cell table:style-name="Tabela6.A2" office:value-type="string">
            <text:p text:style-name="P8">Dados</text:p>
          </table:table-cell>
          <table:table-cell table:style-name="Tabela6.A2" office:value-type="string">
            <text:p text:style-name="P8">Gráfico animado</text:p>
          </table:table-cell>
          <table:table-cell table:style-name="Tabela6.A2" office:value-type="string">
            <text:p text:style-name="P8">"64% dos brasileiros usam transporte público diariamente, mas 78% consideram o serviço de qualidade regular ou ruim."</text:p>
          </table:table-cell>
        </table:table-row>
        <table:table-row>
          <table:table-cell table:style-name="Tabela6.A2" office:value-type="string">
            <text:p text:style-name="P7"><text:span text:style-name="Strong_20_Emphasis"><text:span text:style-name="T6">1:10-1:25</text:span></text:span></text:p>
          </table:table-cell>
          <table:table-cell table:style-name="Tabela6.A2" office:value-type="string">
            <text:p text:style-name="P8">Soluções</text:p>
          </table:table-cell>
          <table:table-cell table:style-name="Tabela6.A2" office:value-type="string">
            <text:p text:style-name="P8">Ciclovias, VLT, metrô</text:p>
          </table:table-cell>
          <table:table-cell table:style-name="Tabela6.A2" office:value-type="string">
            <text:p text:style-name="P8">"Especialistas apontam que investimento em corredores exclusivos e integração de modais são caminhos para melhorar a mobilidade."</text:p>
          </table:table-cell>
        </table:table-row>
        <table:table-row>
          <table:table-cell table:style-name="Tabela6.A2" office:value-type="string">
            <text:p text:style-name="P7"><text:span text:style-name="Strong_20_Emphasis"><text:span text:style-name="T6">1:25-1:35</text:span></text:span></text:p>
          </table:table-cell>
          <table:table-cell table:style-name="Tabela6.A2" office:value-type="string">
            <text:p text:style-name="P8">Encerramento</text:p>
          </table:table-cell>
          <table:table-cell table:style-name="Tabela6.A2" office:value-type="string">
            <text:p text:style-name="P8">Skyline cidade</text:p>
          </table:table-cell>
          <table:table-cell table:style-name="Tabela6.A2" office:value-type="string">
            <text:p text:style-name="P8">"Esta foi uma produção do Projeto de Extensão em Web Jornal."</text:p>
          </table:table-cell>
        </table:table-row>
        <table:table-row>
          <table:table-cell table:style-name="Tabela6.A2" office:value-type="string">
            <text:p text:style-name="P7"><text:span text:style-name="Strong_20_Emphasis"><text:span text:style-name="T6">1:35-1:40</text:span></text:span></text:p>
          </table:table-cell>
          <table:table-cell table:style-name="Tabela6.A2" office:value-type="string">
            <text:p text:style-name="P8">Fade out</text:p>
          </table:table-cell>
          <table:table-cell table:style-name="Tabela6.A2" office:value-type="string">
            <text:p text:style-name="P8">-</text:p>
          </table:table-cell>
          <table:table-cell table:style-name="Tabela6.A2" office:value-type="string">
            <text:p text:style-name="P9">Fade out trilha</text:p>
          </table:table-cell>
        </table:table-row>
      </table:table>
      <text:p text:style-name="P5"><text:span text:style-name="Strong_20_Emphasis"><text:span text:style-name="T4">Duração total: ~1min40s</text:span></text:span></text:p>
      <text:p text:style-name="Horizontal_20_Line"/>
      <text:h text:style-name="P2" text:outline-level="2"><text:soft-page-break/><text:span text:style-name="T1">🔷 </text:span><text:span text:style-name="Strong_20_Emphasis"><text:span text:style-name="T2">PARTE 4: PUBLICAÇÃO NO YOUTUBE</text:span></text:span></text:h>
      <text:h text:style-name="P4" text:outline-level="3">4.1 Exportar do Canva</text:h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6">Passo</text:p>
            </table:table-cell>
            <table:table-cell table:style-name="Tabela7.A1" office:value-type="string">
              <text:p text:style-name="P6">Ação</text:p>
            </table:table-cell>
          </table:table-row>
        </table:table-header-rows>
        <table:table-row>
          <table:table-cell table:style-name="Tabela7.A2" office:value-type="string">
            <text:p text:style-name="P8">1</text:p>
          </table:table-cell>
          <table:table-cell table:style-name="Tabela7.A2" office:value-type="string">
            <text:p text:style-name="P7"><text:span text:style-name="T11">Clique em </text:span><text:span text:style-name="Strong_20_Emphasis"><text:span text:style-name="T6">"Compartilhar"</text:span></text:span><text:span text:style-name="T11"> (canto superior direito)</text:span></text:p>
          </table:table-cell>
        </table:table-row>
        <table:table-row>
          <table:table-cell table:style-name="Tabela7.A2" office:value-type="string">
            <text:p text:style-name="P8">2</text:p>
          </table:table-cell>
          <table:table-cell table:style-name="Tabela7.A2" office:value-type="string">
            <text:p text:style-name="P7"><text:span text:style-name="T11">Clique em </text:span><text:span text:style-name="Strong_20_Emphasis"><text:span text:style-name="T6">"Baixar"</text:span></text:span></text:p>
          </table:table-cell>
        </table:table-row>
        <table:table-row>
          <table:table-cell table:style-name="Tabela7.A2" office:value-type="string">
            <text:p text:style-name="P8">3</text:p>
          </table:table-cell>
          <table:table-cell table:style-name="Tabela7.A2" office:value-type="string">
            <text:p text:style-name="P7"><text:span text:style-name="T11">Formato: </text:span><text:span text:style-name="Strong_20_Emphasis"><text:span text:style-name="T6">MP4 Vídeo</text:span></text:span></text:p>
          </table:table-cell>
        </table:table-row>
        <table:table-row>
          <table:table-cell table:style-name="Tabela7.A2" office:value-type="string">
            <text:p text:style-name="P8">4</text:p>
          </table:table-cell>
          <table:table-cell table:style-name="Tabela7.A2" office:value-type="string">
            <text:p text:style-name="P7"><text:span text:style-name="T11">Qualidade: </text:span><text:span text:style-name="Strong_20_Emphasis"><text:span text:style-name="T6">1080p</text:span></text:span><text:span text:style-name="T11"> (Full HD)</text:span></text:p>
          </table:table-cell>
        </table:table-row>
        <table:table-row>
          <table:table-cell table:style-name="Tabela7.A2" office:value-type="string">
            <text:p text:style-name="P8">5</text:p>
          </table:table-cell>
          <table:table-cell table:style-name="Tabela7.A2" office:value-type="string">
            <text:p text:style-name="P7"><text:span text:style-name="T11">Clique em </text:span><text:span text:style-name="Strong_20_Emphasis"><text:span text:style-name="T6">"Baixar"</text:span></text:span></text:p>
          </table:table-cell>
        </table:table-row>
      </table:table>
      <text:p text:style-name="Horizontal_20_Line"/>
      <text:h text:style-name="P4" text:outline-level="3">4.2 Enviar para o YouTube</text:h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6">Passo</text:p>
            </table:table-cell>
            <table:table-cell table:style-name="Tabela8.A1" office:value-type="string">
              <text:p text:style-name="P6">Ação</text:p>
            </table:table-cell>
          </table:table-row>
        </table:table-header-rows>
        <table:table-row>
          <table:table-cell table:style-name="Tabela8.A2" office:value-type="string">
            <text:p text:style-name="P8">1</text:p>
          </table:table-cell>
          <table:table-cell table:style-name="Tabela8.A2" office:value-type="string">
            <text:p text:style-name="P7"><text:span text:style-name="T11">Acesse </text:span><text:a xlink:type="simple" xlink:href="https://youtube.com/" office:target-frame-name="_blank" xlink:show="new" text:style-name="Internet_20_link" text:visited-style-name="Visited_20_Internet_20_Link"><text:span text:style-name="T10">youtube.com</text:span></text:a></text:p>
          </table:table-cell>
        </table:table-row>
        <table:table-row>
          <table:table-cell table:style-name="Tabela8.A2" office:value-type="string">
            <text:p text:style-name="P8">2</text:p>
          </table:table-cell>
          <table:table-cell table:style-name="Tabela8.A2" office:value-type="string">
            <text:p text:style-name="P7"><text:span text:style-name="T11">Clique no ícone de </text:span><text:span text:style-name="Strong_20_Emphasis"><text:span text:style-name="T6">+ Criar</text:span></text:span><text:span text:style-name="T11"> (canto superior direito)</text:span></text:p>
          </table:table-cell>
        </table:table-row>
        <table:table-row>
          <table:table-cell table:style-name="Tabela8.A2" office:value-type="string">
            <text:p text:style-name="P8">3</text:p>
          </table:table-cell>
          <table:table-cell table:style-name="Tabela8.A2" office:value-type="string">
            <text:p text:style-name="P7"><text:span text:style-name="T11">Selecione </text:span><text:span text:style-name="Strong_20_Emphasis"><text:span text:style-name="T6">"Enviar vídeo"</text:span></text:span></text:p>
          </table:table-cell>
        </table:table-row>
        <table:table-row>
          <table:table-cell table:style-name="Tabela8.A2" office:value-type="string">
            <text:p text:style-name="P8">4</text:p>
          </table:table-cell>
          <table:table-cell table:style-name="Tabela8.A2" office:value-type="string">
            <text:p text:style-name="P9">Escolha o arquivo MP4 baixado</text:p>
          </table:table-cell>
        </table:table-row>
      </table:table>
      <text:p text:style-name="Horizontal_20_Line"/>
      <text:h text:style-name="P4" text:outline-level="3">4.3 Configurações do Vídeo (Acadêmico)</text:h>
      <text:h text:style-name="P27" text:outline-level="4"><text:span text:style-name="T1">📌 </text:span><text:span text:style-name="Strong_20_Emphasis"><text:span text:style-name="T4">Aba "Detalhes":</text:span></text:span></text:h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6">Campo</text:p>
            </table:table-cell>
            <table:table-cell table:style-name="Tabela9.A1" office:value-type="string">
              <text:p text:style-name="P6">Preenchimento</text:p>
            </table:table-cell>
          </table:table-row>
        </table:table-header-rows>
        <table:table-row>
          <table:table-cell table:style-name="Tabela9.A2" office:value-type="string">
            <text:p text:style-name="P7"><text:span text:style-name="Strong_20_Emphasis"><text:span text:style-name="T6">Título</text:span></text:span></text:p>
          </table:table-cell>
          <table:table-cell table:style-name="Tabela9.A2" office:value-type="string">
            <text:p text:style-name="P33"><text:span text:style-name="Source_20_Text"><text:span text:style-name="T14">Web Jornal Acadêmico – Mobilidade Urbana</text:span></text:span></text:p>
          </table:table-cell>
        </table:table-row>
        <table:table-row>
          <table:table-cell table:style-name="Tabela9.A2" office:value-type="string">
            <text:p text:style-name="P7"><text:span text:style-name="Strong_20_Emphasis"><text:span text:style-name="T6">Descrição</text:span></text:span></text:p>
          </table:table-cell>
          <table:table-cell table:style-name="Tabela9.A2" office:value-type="string">
            <text:p text:style-name="P33"><text:span text:style-name="Source_20_Text"><text:span text:style-name="T14">Produção audiovisual do Projeto de Extensão em Web Jornal. Vídeo criado com recursos da biblioteca do Canva para fins educacionais.</text:span></text:span></text:p>
          </table:table-cell>
        </table:table-row>
        <table:table-row>
          <table:table-cell table:style-name="Tabela9.A2" office:value-type="string">
            <text:p text:style-name="P7"><text:span text:style-name="Strong_20_Emphasis"><text:span text:style-name="T6">Idioma</text:span></text:span></text:p>
          </table:table-cell>
          <table:table-cell table:style-name="Tabela9.A2" office:value-type="string">
            <text:p text:style-name="P8">Português (Brasil)</text:p>
          </table:table-cell>
        </table:table-row>
        <text:soft-page-break/>
        <table:table-row>
          <table:table-cell table:style-name="Tabela9.A2" office:value-type="string">
            <text:p text:style-name="P7"><text:span text:style-name="Strong_20_Emphasis"><text:span text:style-name="T6">Legenda</text:span></text:span></text:p>
          </table:table-cell>
          <table:table-cell table:style-name="Tabela9.A2" office:value-type="string">
            <text:p text:style-name="P9">Não gerar automaticamente</text:p>
          </table:table-cell>
        </table:table-row>
      </table:table>
      <text:h text:style-name="P27" text:outline-level="4"><text:span text:style-name="T1">✅ </text:span><text:span text:style-name="Strong_20_Emphasis"><text:span text:style-name="T4">Marcações obrigatórias:</text:span></text:span></text:h>
      <text:p text:style-name="P40">text</text:p>
      <text:p text:style-name="P41">☑️ <text:span text:style-name="T9">Não é conteúdo para crianças</text:span></text:p>
      <text:p text:style-name="P11">☑️ <text:span text:style-name="T9">Não quero restringir para maiores de 18 anos</text:span></text:p>
      <text:p text:style-name="P11">❌ <text:span text:style-name="T9">Não é promoção paga</text:span></text:p>
      <text:p text:style-name="P11">☑️ <text:span text:style-name="T9">Licença padrão do YouTube</text:span></text:p>
      <text:h text:style-name="P27" text:outline-level="4"><text:span text:style-name="T1">👁️ </text:span><text:span text:style-name="Strong_20_Emphasis"><text:span text:style-name="T4">Visibilidade:</text:span></text:span></text:h>
      <text:p text:style-name="P40">text</text:p>
      <text:p text:style-name="P41">🔘 <text:span text:style-name="T9">Não listado</text:span></text:p>
      <text:p text:style-name="P12"><text:span text:style-name="T5">Isso significa: </text:span><text:span text:style-name="Strong_20_Emphasis"><text:span text:style-name="T4">não aparece publicamente</text:span></text:span><text:span text:style-name="T5">, </text:span><text:span text:style-name="Strong_20_Emphasis"><text:span text:style-name="T4">não aparece em buscas</text:span></text:span><text:span text:style-name="T5">, só quem tem o link pode assistir. Ideal para projetos acadêmicos.</text:span></text:p>
      <text:p text:style-name="Horizontal_20_Line"/>
      <text:h text:style-name="P4" text:outline-level="3">4.4 Direitos Autorais no Canva</text:h>
      <text:p text:style-name="P5"><text:span text:style-name="Strong_20_Emphasis"><text:span text:style-name="T4">Importante explicar aos alunos:</text:span>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header-rows>
          <table:table-row>
            <table:table-cell table:style-name="Tabela10.A1" office:value-type="string">
              <text:p text:style-name="P6">Tipo de elemento</text:p>
            </table:table-cell>
            <table:table-cell table:style-name="Tabela10.A1" office:value-type="string">
              <text:p text:style-name="P6">Pode usar?</text:p>
            </table:table-cell>
            <table:table-cell table:style-name="Tabela10.A1" office:value-type="string">
              <text:p text:style-name="P6">Atribuição necessária?</text:p>
            </table:table-cell>
          </table:table-row>
        </table:table-header-rows>
        <table:table-row>
          <table:table-cell table:style-name="Tabela10.A2" office:value-type="string">
            <text:p text:style-name="P7"><text:span text:style-name="Strong_20_Emphasis"><text:span text:style-name="T6">Vídeos gratuitos</text:span></text:span></text:p>
          </table:table-cell>
          <table:table-cell table:style-name="Tabela10.A2" office:value-type="string">
            <text:p text:style-name="P47">✅ <text:span text:style-name="T16">Sim</text:span></text:p>
          </table:table-cell>
          <table:table-cell table:style-name="Tabela10.A2" office:value-type="string">
            <text:p text:style-name="P47">❌ <text:span text:style-name="T16">Não</text:span></text:p>
          </table:table-cell>
        </table:table-row>
        <table:table-row>
          <table:table-cell table:style-name="Tabela10.A2" office:value-type="string">
            <text:p text:style-name="P7"><text:span text:style-name="Strong_20_Emphasis"><text:span text:style-name="T6">Áudios gratuitos</text:span></text:span></text:p>
          </table:table-cell>
          <table:table-cell table:style-name="Tabela10.A2" office:value-type="string">
            <text:p text:style-name="P47">✅ <text:span text:style-name="T16">Sim</text:span></text:p>
          </table:table-cell>
          <table:table-cell table:style-name="Tabela10.A2" office:value-type="string">
            <text:p text:style-name="P47">❌ <text:span text:style-name="T16">Não</text:span></text:p>
          </table:table-cell>
        </table:table-row>
        <table:table-row>
          <table:table-cell table:style-name="Tabela10.A2" office:value-type="string">
            <text:p text:style-name="P7"><text:span text:style-name="Strong_20_Emphasis"><text:span text:style-name="T6">Elementos pagos</text:span></text:span></text:p>
          </table:table-cell>
          <table:table-cell table:style-name="Tabela10.A2" office:value-type="string">
            <text:p text:style-name="P47">❌ <text:span text:style-name="T16">Não</text:span></text:p>
          </table:table-cell>
          <table:table-cell table:style-name="Tabela10.A2" office:value-type="string">
            <text:p text:style-name="P8">N/A</text:p>
          </table:table-cell>
        </table:table-row>
        <table:table-row>
          <table:table-cell table:style-name="Tabela10.A2" office:value-type="string">
            <text:p text:style-name="P7"><text:span text:style-name="Strong_20_Emphasis"><text:span text:style-name="T6">Upload próprio</text:span></text:span></text:p>
          </table:table-cell>
          <table:table-cell table:style-name="Tabela10.A2" office:value-type="string">
            <text:p text:style-name="P47">✅ <text:span text:style-name="T16">Sim</text:span></text:p>
          </table:table-cell>
          <table:table-cell table:style-name="Tabela10.A2" office:value-type="string">
            <text:p text:style-name="P48">✅ <text:span text:style-name="T16">Se tiver pessoas, autorização</text:span></text:p>
          </table:table-cell>
        </table:table-row>
      </table:table>
      <text:p text:style-name="P12"><text:span text:style-name="T1">⚠️ </text:span><text:span text:style-name="Strong_20_Emphasis"><text:span text:style-name="T4">Aviso:</text:span></text:span><text:span text:style-name="T5"> Se aparecer aviso de direitos autorais no YouTube com a mensagem </text:span><text:span text:style-name="Strong_20_Emphasis"><text:span text:style-name="T4">"Não afeta seu canal"</text:span></text:span><text:span text:style-name="T5"> e </text:span><text:span text:style-name="Strong_20_Emphasis"><text:span text:style-name="T4">"Não restringe seu vídeo"</text:span></text:span><text:span text:style-name="T5">, pode publicar sem problemas. É apenas Content ID identificando a trilha sonora.</text:span></text:p>
      <text:p text:style-name="Horizontal_20_Line"/>
      <text:h text:style-name="P2" text:outline-level="2"><text:soft-page-break/><text:span text:style-name="T1">🔷 </text:span><text:span text:style-name="Strong_20_Emphasis"><text:span text:style-name="T2">PARTE 5: FERRAMENTAS COMPLEMENTARES</text:span></text:span></text:h>
      <text:h text:style-name="P4" text:outline-level="3">5.1 RecordCast - Gravação de Tela e Edição</text:h>
      <text:p text:style-name="P5"><text:span text:style-name="Strong_20_Emphasis"><text:span text:style-name="T1">🔗 </text:span></text:span><text:a xlink:type="simple" xlink:href="https://www.recordcast.com/" office:target-frame-name="_blank" xlink:show="new" text:style-name="Internet_20_link" text:visited-style-name="Visited_20_Internet_20_Link"><text:span text:style-name="Strong_20_Emphasis"><text:span text:style-name="T17">recordcast.com</text:span></text:span></text:a></text:p>
      <text:p text:style-name="P3">Funcionalidades gratuitas:</text:p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6">Recurso</text:p>
            </table:table-cell>
            <table:table-cell table:style-name="Tabela11.A1" office:value-type="string">
              <text:p text:style-name="P6">Uso no projeto</text:p>
            </table:table-cell>
          </table:table-row>
        </table:table-header-rows>
        <table:table-row>
          <table:table-cell table:style-name="Tabela11.A2" office:value-type="string">
            <text:p text:style-name="P8">Gravação de tela</text:p>
          </table:table-cell>
          <table:table-cell table:style-name="Tabela11.A2" office:value-type="string">
            <text:p text:style-name="P8">Gravar apresentações</text:p>
          </table:table-cell>
        </table:table-row>
        <table:table-row>
          <table:table-cell table:style-name="Tabela11.A2" office:value-type="string">
            <text:p text:style-name="P8">Gravação de webcam</text:p>
          </table:table-cell>
          <table:table-cell table:style-name="Tabela11.A2" office:value-type="string">
            <text:p text:style-name="P8">Simular apresentador</text:p>
          </table:table-cell>
        </table:table-row>
        <table:table-row>
          <table:table-cell table:style-name="Tabela11.A2" office:value-type="string">
            <text:p text:style-name="P8">Editor de vídeo</text:p>
          </table:table-cell>
          <table:table-cell table:style-name="Tabela11.A2" office:value-type="string">
            <text:p text:style-name="P8">Cortes simples</text:p>
          </table:table-cell>
        </table:table-row>
        <table:table-row>
          <table:table-cell table:style-name="Tabela11.A2" office:value-type="string">
            <text:p text:style-name="P8">Exportação MP4</text:p>
          </table:table-cell>
          <table:table-cell table:style-name="Tabela11.A2" office:value-type="string">
            <text:p text:style-name="P9">Salvar vídeo</text:p>
          </table:table-cell>
        </table:table-row>
      </table:table>
      <text:p text:style-name="Horizontal_20_Line"/>
      <text:h text:style-name="P4" text:outline-level="3">5.2 Canva Text to Speech (Narração IA)</text:h>
      <text:p text:style-name="P5"><text:span text:style-name="Strong_20_Emphasis"><text:span text:style-name="T4">Passo a passo:</text:span></text:span></text:p>
      <text:list text:style-name="L14">
        <text:list-item>
          <text:p text:style-name="P49"><text:span text:style-name="T5">No Canva, clique em </text:span><text:span text:style-name="Strong_20_Emphasis"><text:span text:style-name="T4">"Aplicativos"</text:span></text:span></text:p>
        </text:list-item>
        <text:list-item>
          <text:p text:style-name="P49"><text:span text:style-name="T5">Busque </text:span><text:span text:style-name="Strong_20_Emphasis"><text:span text:style-name="T4">"Text to Speech"</text:span></text:span><text:span text:style-name="T5"> ou </text:span><text:span text:style-name="Strong_20_Emphasis"><text:span text:style-name="T4">"Conversor de texto em fala"</text:span></text:span></text:p>
        </text:list-item>
        <text:list-item>
          <text:p text:style-name="P50">Escolha voz e idioma</text:p>
        </text:list-item>
        <text:list-item>
          <text:p text:style-name="P50">Cole o roteiro</text:p>
        </text:list-item>
        <text:list-item>
          <text:p text:style-name="P50">Ajuste velocidade</text:p>
        </text:list-item>
        <text:list-item>
          <text:p text:style-name="P50">Adicione ao projeto</text:p>
        </text:list-item>
      </text:list>
      <text:p text:style-name="Horizontal_20_Line"/>
      <text:h text:style-name="P4" text:outline-level="3">5.3 YouTube Studio - Gerenciar vídeos não listados</text:h>
      <text:p text:style-name="P5"><text:span text:style-name="Strong_20_Emphasis"><text:span text:style-name="T4">Acesse:</text:span></text:span><text:span text:style-name="T5"> </text:span><text:a xlink:type="simple" xlink:href="https://studio.youtube.com/" office:target-frame-name="_blank" xlink:show="new" text:style-name="Internet_20_link" text:visited-style-name="Visited_20_Internet_20_Link"><text:span text:style-name="T13">studio.youtube.com</text:span></text:a></text:p>
      <text:list text:style-name="L15">
        <text:list-item>
          <text:p text:style-name="P51">Todos os vídeos enviados</text:p>
        </text:list-item>
        <text:list-item>
          <text:p text:style-name="P51">Links para compartilhamento</text:p>
        </text:list-item>
        <text:list-item>
          <text:p text:style-name="P51"><text:soft-page-break/>Estatísticas básicas</text:p>
        </text:list-item>
      </text:list>
      <text:p text:style-name="Standard"/>
      <text:p text:style-name="Standard"/>
      <text:p text:style-name="Standard"/>
      <text:p text:style-name="Standard"/>
      <text:h text:style-name="Heading_20_2" text:outline-level="2"><text:span text:style-name="T1">✅ </text:span><text:span text:style-name="Strong_20_Emphasis"><text:span text:style-name="T2">CHECKLIST DA AULA - TEMA 04</text:span></text:span></text:h>
      <text:h text:style-name="P46" text:outline-level="3"><text:span text:style-name="T1">🔴 </text:span><text:span text:style-name="Strong_20_Emphasis"><text:span text:style-name="T15">ANTES DE COMEÇAR:</text:span></text:span></text:h>
      <text:p text:style-name="P10"><text:span text:style-name="T7">☐ </text:span><text:span text:style-name="T8">Tenho conta no Canva (gratuita)</text:span></text:p>
      <text:p text:style-name="P11">☐ <text:span text:style-name="T9">Tenho conta no Google (para YouTube)</text:span></text:p>
      <text:p text:style-name="P11">☐ <text:span text:style-name="T9">Computador com acesso à internet</text:span></text:p>
      <text:p text:style-name="P11">☐ <text:span text:style-name="T9">Fones de ouvido (opcional)</text:span></text:p>
      <text:p text:style-name="Standard"/>
      <text:p text:style-name="Standard"/>
      <text:h text:style-name="Heading_20_2" text:outline-level="2"><text:span text:style-name="T1">📱 </text:span><text:span text:style-name="Strong_20_Emphasis"><text:span text:style-name="T2">GLOSSÁRIO DO TEMA 04</text:span></text:span>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6">Termo</text:p>
            </table:table-cell>
            <table:table-cell table:style-name="Tabela1.A1" office:value-type="string">
              <text:p text:style-name="P6">Significado</text:p>
            </table:table-cell>
          </table:table-row>
        </table:table-header-rows>
        <table:table-row>
          <table:table-cell table:style-name="Tabela1.A2" office:value-type="string">
            <text:p text:style-name="P7"><text:span text:style-name="Strong_20_Emphasis"><text:span text:style-name="T6">B-Roll</text:span></text:span></text:p>
          </table:table-cell>
          <table:table-cell table:style-name="Tabela1.A2" office:value-type="string">
            <text:p text:style-name="P8">Imagens de apoio que ilustram a narração</text:p>
          </table:table-cell>
        </table:table-row>
        <table:table-row>
          <table:table-cell table:style-name="Tabela1.A2" office:value-type="string">
            <text:p text:style-name="P7"><text:span text:style-name="Strong_20_Emphasis"><text:span text:style-name="T6">Vinheta</text:span></text:span></text:p>
          </table:table-cell>
          <table:table-cell table:style-name="Tabela1.A2" office:value-type="string">
            <text:p text:style-name="P8">Abertura institucional com identidade visual</text:p>
          </table:table-cell>
        </table:table-row>
        <table:table-row>
          <table:table-cell table:style-name="Tabela1.A2" office:value-type="string">
            <text:p text:style-name="P7"><text:span text:style-name="Strong_20_Emphasis"><text:span text:style-name="T6">Timeline</text:span></text:span></text:p>
          </table:table-cell>
          <table:table-cell table:style-name="Tabela1.A2" office:value-type="string">
            <text:p text:style-name="P8">Linha do tempo onde se organizam as cenas</text:p>
          </table:table-cell>
        </table:table-row>
        <table:table-row>
          <table:table-cell table:style-name="Tabela1.A2" office:value-type="string">
            <text:p text:style-name="P7"><text:span text:style-name="Strong_20_Emphasis"><text:span text:style-name="T6">Transição</text:span></text:span></text:p>
          </table:table-cell>
          <table:table-cell table:style-name="Tabela1.A2" office:value-type="string">
            <text:p text:style-name="P8">Efeito entre uma cena e outra (dissolver, fade)</text:p>
          </table:table-cell>
        </table:table-row>
        <table:table-row>
          <table:table-cell table:style-name="Tabela1.A2" office:value-type="string">
            <text:p text:style-name="P7"><text:span text:style-name="Strong_20_Emphasis"><text:span text:style-name="T6">Fade in</text:span></text:span></text:p>
          </table:table-cell>
          <table:table-cell table:style-name="Tabela1.A2" office:value-type="string">
            <text:p text:style-name="P8">Aparecimento gradual de áudio ou vídeo</text:p>
          </table:table-cell>
        </table:table-row>
        <table:table-row>
          <table:table-cell table:style-name="Tabela1.A2" office:value-type="string">
            <text:p text:style-name="P7"><text:span text:style-name="Strong_20_Emphasis"><text:span text:style-name="T6">Fade out</text:span></text:span></text:p>
          </table:table-cell>
          <table:table-cell table:style-name="Tabela1.A2" office:value-type="string">
            <text:p text:style-name="P8">Desaparecimento gradual de áudio ou vídeo</text:p>
          </table:table-cell>
        </table:table-row>
        <table:table-row>
          <table:table-cell table:style-name="Tabela1.A2" office:value-type="string">
            <text:p text:style-name="P7"><text:span text:style-name="Strong_20_Emphasis"><text:span text:style-name="T6">Trilha sonora</text:span></text:span></text:p>
          </table:table-cell>
          <table:table-cell table:style-name="Tabela1.A2" office:value-type="string">
            <text:p text:style-name="P8">Música de fundo</text:p>
          </table:table-cell>
        </table:table-row>
        <table:table-row>
          <table:table-cell table:style-name="Tabela1.A2" office:value-type="string">
            <text:p text:style-name="P7"><text:span text:style-name="Strong_20_Emphasis"><text:span text:style-name="T6">Content ID</text:span></text:span></text:p>
          </table:table-cell>
          <table:table-cell table:style-name="Tabela1.A2" office:value-type="string">
            <text:p text:style-name="P8">Sistema do YouTube que identifica músicas</text:p>
          </table:table-cell>
        </table:table-row>
        <table:table-row>
          <table:table-cell table:style-name="Tabela1.A2" office:value-type="string">
            <text:p text:style-name="P7"><text:span text:style-name="Strong_20_Emphasis"><text:span text:style-name="T6">Não listado</text:span></text:span></text:p>
          </table:table-cell>
          <table:table-cell table:style-name="Tabela1.A2" office:value-type="string">
            <text:p text:style-name="P8">Vídeo visível apenas para quem tem o link</text:p>
          </table:table-cell>
        </table:table-row>
        <table:table-row>
          <table:table-cell table:style-name="Tabela1.A2" office:value-type="string">
            <text:p text:style-name="P7"><text:span text:style-name="Strong_20_Emphasis"><text:span text:style-name="T6">Narração IA</text:span></text:span></text:p>
          </table:table-cell>
          <table:table-cell table:style-name="Tabela1.A2" office:value-type="string">
            <text:p text:style-name="P9">Voz gerada por inteligência artificial</text:p>
          </table:table-cell>
        </table:table-row>
      </table:table>
      <text:p text:style-name="Text_20_body"><text:line-break/></text:p>
      <text:h text:style-name="Heading_20_2" text:outline-level="2"><text:soft-page-break/><text:span text:style-name="T1">📚 </text:span><text:span text:style-name="Strong_20_Emphasis"><text:span text:style-name="T2">REFERÊNCIAS</text:span></text:span></text:h>
      <text:h text:style-name="P4" text:outline-level="3">Links úteis:</text:h>
      <text:list text:style-name="L16">
        <text:list-item>
          <text:p text:style-name="P52"><text:span text:style-name="Strong_20_Emphasis"><text:span text:style-name="T4">Canva for Education:</text:span></text:span><text:span text:style-name="T5"> </text:span><text:a xlink:type="simple" xlink:href="https://canva.com/education" office:target-frame-name="_blank" xlink:show="new" text:style-name="Internet_20_link" text:visited-style-name="Visited_20_Internet_20_Link"><text:span text:style-name="T13">canva.com/education</text:span></text:a></text:p>
        </text:list-item>
        <text:list-item>
          <text:p text:style-name="P52"><text:span text:style-name="Strong_20_Emphasis"><text:span text:style-name="T4">YouTube Creator Academy:</text:span></text:span><text:span text:style-name="T5"> </text:span><text:a xlink:type="simple" xlink:href="https://creatoracademy.youtube.com/" office:target-frame-name="_blank" xlink:show="new" text:style-name="Internet_20_link" text:visited-style-name="Visited_20_Internet_20_Link"><text:span text:style-name="T13">creatoracademy.youtube.com</text:span></text:a></text:p>
        </text:list-item>
        <text:list-item>
          <text:p text:style-name="P52"><text:span text:style-name="Strong_20_Emphasis"><text:span text:style-name="T4">RecordCast:</text:span></text:span><text:span text:style-name="T5"> </text:span><text:a xlink:type="simple" xlink:href="https://recordcast.com/" office:target-frame-name="_blank" xlink:show="new" text:style-name="Internet_20_link" text:visited-style-name="Visited_20_Internet_20_Link"><text:span text:style-name="T13">recordcast.com</text:span></text:a></text:p>
        </text:list-item>
        <text:list-item>
          <text:p text:style-name="P52"><text:span text:style-name="Strong_20_Emphasis"><text:span text:style-name="T4">Biblioteca de áudio do YouTube:</text:span></text:span><text:span text:style-name="T5"> </text:span><text:a xlink:type="simple" xlink:href="https://studio.youtube.com/music" office:target-frame-name="_blank" xlink:show="new" text:style-name="Internet_20_link" text:visited-style-name="Visited_20_Internet_20_Link"><text:span text:style-name="T13">studio.youtube.com/music</text:span></text:a></text:p>
        </text:list-item>
      </text:list>
      <text:h text:style-name="P4" text:outline-level="3">Direitos autorais em educação:</text:h>
      <text:list text:style-name="L17">
        <text:list-item>
          <text:p text:style-name="P53">Uso de materiais para fins educacionais sem fins lucrativos é permitido</text:p>
        </text:list-item>
        <text:list-item>
          <text:p text:style-name="P53">Bibliotecas gratuitas do Canva são liberadas</text:p>
        </text:list-item>
        <text:list-item>
          <text:p text:style-name="P53">Sempre preferir conteúdo com licença Creative Commons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02T16:48:58.590000000</meta:creation-date>
    <dc:date>2026-03-02T16:56:19.465000000</dc:date>
    <meta:editing-duration>PT7M21S</meta:editing-duration>
    <meta:editing-cycles>1</meta:editing-cycles>
    <meta:document-statistic meta:table-count="11" meta:image-count="0" meta:object-count="0" meta:page-count="13" meta:paragraph-count="373" meta:word-count="1673" meta:character-count="10021" meta:non-whitespace-character-count="8788"/>
    <meta:generator>LibreOffice/24.8.0.3$Windows_X86_64 LibreOffice_project/0bdf1299c94fe897b119f97f3c613e9dca6be583</meta:generator>
  </office:meta>
</office:document-meta>
</file>